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CellPadding( String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Frame( String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CellSpacing( int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Rules( String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ellSpacing( String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table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CellPadding( int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table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Summary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